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a3df" officeooo:paragraph-rsid="0008a3d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a3df" officeooo:paragraph-rsid="0008a3d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a3df" officeooo:paragraph-rsid="0009cc3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cc3e" officeooo:paragraph-rsid="0009cc3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8a3df" officeooo:paragraph-rsid="0008a3d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9cc3e" officeooo:paragraph-rsid="0009cc3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3300" fo:font-size="18pt" style:text-underline-style="solid" style:text-underline-width="auto" style:text-underline-color="font-color" fo:font-weight="bold" officeooo:rsid="0009cc3e" officeooo:paragraph-rsid="0009cc3e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8a3df" officeooo:paragraph-rsid="0008a3df" style:font-size-asian="15pt" style:font-weight-asian="bold" style:font-size-complex="15pt" style:font-weight-complex="bold"/>
    </style:style>
    <style:style style:name="T1" style:family="text">
      <style:text-properties fo:color="#000000"/>
    </style:style>
    <style:style style:name="T2" style:family="text">
      <style:text-properties officeooo:rsid="0009cc3e"/>
    </style:style>
    <style:style style:name="T3" style:family="text">
      <style:text-properties officeooo:rsid="000b0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EMIÈRE APPROCHE</text:p>
      <text:p text:style-name="P1"/>
      <text:p text:style-name="P8">QCMProf – Application WEB – Profil déterminé par un QCM</text:p>
      <text:p text:style-name="P1"/>
      <text:p text:style-name="P5">L’idée : </text:p>
      <text:p text:style-name="P2"/>
      <text:p text:style-name="P2"><text:tab/>Déterminer un profil grâce aux réponses obtenues via un QCM de 10 questions. En fonction des réponses obtenues, une où des formations convenant au mieux à la personne remplissant le questionnaire <text:span text:style-name="T3">seront mises en évidence</text:span>.</text:p>
      <text:p text:style-name="P2"/>
      <text:p text:style-name="P5">Ce que doit comporter l’<text:span text:style-name="T1">application</text:span> :</text:p>
      <text:p text:style-name="P5"/>
      <text:p text:style-name="P2"><text:tab/>L’application se sépare en plusieurs parties :</text:p>
      <text:p text:style-name="P2"/>
      <text:p text:style-name="P2">* Une partie interne gérant les formations en fonction des réponses</text:p>
      <text:p text:style-name="P2">* Une partie questionnaire avec gestion des réponses et incrémentation des variables</text:p>
      <text:p text:style-name="P2">* Une partie administration, avec connexion en mode admin pour ajouter des formations</text:p>
      <text:p text:style-name="P2"/>
      <text:p text:style-name="P5">Outils et documents nécessaires :</text:p>
      <text:p text:style-name="P2"/>
      <text:p text:style-name="P2"><text:tab/>Afin de partir sur de bonnes bases, voici les outils et documents nécessaires à l’écriture du code de l’application.</text:p>
      <text:p text:style-name="P2"/>
      <text:p text:style-name="P2">* Un document comportant les 10 questions <text:span text:style-name="T2">(peut venir par la suite)</text:span></text:p>
      <text:p text:style-name="P3">* Un document comportant les 10 formations <text:span text:style-name="T2">(peut venir par la suite)</text:span></text:p>
      <text:p text:style-name="P3">* Un document comportant les profils possibles <text:span text:style-name="T2">(peut venir par la suite)</text:span></text:p>
      <text:p text:style-name="P2">* Un document « dessin/schéma» afin de pouvoir visualiser globalement l’application</text:p>
      <text:p text:style-name="P2">* <text:span text:style-name="T2">Écriture de l’algorithme qui sélectionne les profils correspondant (Après avoir eu les documents)</text:span></text:p>
      <text:p text:style-name="P2">* <text:span text:style-name="T2">Un cahier des charges approfondi (Nombre de réponses par question, le besoin, etc)</text:span></text:p>
      <text:p text:style-name="P2">* <text:span text:style-name="T2">Un serveur WEB local sur le poste du développeur afin de tester en direct l’application</text:span></text:p>
      <text:p text:style-name="P2">* <text:span text:style-name="T2">Une base de données SQL</text:span></text:p>
      <text:p text:style-name="P2">* <text:span text:style-name="T2">Un environnement de développement (IDE déjà installer)</text:span></text:p>
      <text:p text:style-name="P2">* <text:span text:style-name="T2">(D’autres documents peuvent se rajouter...)</text:span></text:p>
      <text:p text:style-name="P3">* <text:span text:style-name="T2">A la fin, un serveur WEB ouvert au public</text:span></text:p>
      <text:p text:style-name="P3"/>
      <text:p text:style-name="P6">Questionnaire intéressant trouvé sur le WEB :</text:p>
      <text:p text:style-name="P4"/>
      <text:p text:style-name="P4"><text:a xlink:type="simple" xlink:href="https://epargne.humanis.com/salarie/optimiser/determiner-mon-profil-dinvestisseur" text:style-name="Internet_20_link" text:visited-style-name="Visited_20_Internet_20_Link">https://epargne.humanis.com/salarie/optimiser/determiner-mon-profil-dinvestisseur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9:18:48.082486742</meta:creation-date>
    <dc:date>2017-06-15T14:51:05.971743588</dc:date>
    <meta:editing-duration>PT4H29M4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49" meta:character-count="1630" meta:non-whitespace-character-count="1399"/>
  </office:meta>
</office:document-meta>
</file>